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cba9" officeooo:paragraph-rsid="0010cba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0cba9" officeooo:paragraph-rsid="0010cba9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0cba9" officeooo:paragraph-rsid="001363ea" style:font-size-asian="15pt" style:font-weight-asian="normal" style:font-size-complex="15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cba9" officeooo:paragraph-rsid="0010cba9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cba9" officeooo:paragraph-rsid="001363ea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us Determinou<text:tab/></text:span><text:tab/><text:span text:style-name="T2">Mara Lima</text:span><text:tab/><text:span text:style-name="T1">[ 22 ]</text:span></text:p>
      <text:p text:style-name="P2">Vai se abrir o céu, e a glória do Senhor vai descer</text:p>
      <text:p text:style-name="P2">E o impossível Deus vai fazer aqui</text:p>
      <text:p text:style-name="P2">Milagres, maravilhas e proezas</text:p>
      <text:p text:style-name="P2">Vai se abrir o céu, e a unção de Deus vai nos envolver</text:p>
      <text:p text:style-name="P2">Porque este lugar vai estremecer, de glória, de vitória e de poder</text:p>
      <text:p text:style-name="P2"/>
      <text:p text:style-name="P2">Hoje o altar já está queimando,</text:p>
      <text:p text:style-name="P2">Entre os obreiros vejo anjos caminhando</text:p>
      <text:p text:style-name="P2">E na mocidade tem brasas acesas, espalhando fogo por toda igreja</text:p>
      <text:p text:style-name="P2">O povo de Deus hoje tem resposta</text:p>
      <text:p text:style-name="P2">Suas orações foram ouvidas lá na glória</text:p>
      <text:p text:style-name="P2">O inferno inteiro já fechou as portas</text:p>
      <text:p text:style-name="P2">Deus determinou e quem crer vai receber</text:p>
      <text:p text:style-name="P2"/>
      <text:p text:style-name="P2">No meio do povo o varão de branco, está passando renovando</text:p>
      <text:p text:style-name="P2">Batizando libertando restaurando</text:p>
      <text:p text:style-name="P2">Seus olhos de fogo estão contemplando</text:p>
      <text:p text:style-name="P2">A doença, o problema, a angustia, a miséria</text:p>
      <text:p text:style-name="P2">Não vão resistir, Ele vai tocar ele vai agir</text:p>
      <text:p text:style-name="P2">Com certeza ninguém pode impedir</text:p>
      <text:p text:style-name="P2"/>
      <text:p text:style-name="P2">No meio do povo é o santo fogo, ouço línguas repartidas</text:p>
      <text:p text:style-name="P2">Labaredas do espírito de Deus, Anjos a subir outros a descer</text:p>
      <text:p text:style-name="P2">Entregando uma chave de vitória, para mim e pra você</text:p>
      <text:p text:style-name="P2">Hoje o próprio Deus ele está aqui, pra virar o cativeiro de uma vez</text:p>
      <text:p text:style-name="P2"/>
      <text:p text:style-name="P2">Receba em nome de Jesus esta glória</text:p>
      <text:p text:style-name="P2">Pois hoje você não vai embora</text:p>
      <text:p text:style-name="P2">Sem levar a tua benção, Receba em nome de Jesus o poder</text:p>
      <text:p text:style-name="P2">E Profetize para você, A vitória pra vencer</text:p>
      <text:p text:style-name="P2">Receba, receba, receba a vitória pra vencer</text:p>
      <text:p text:style-name="P5"><text:span text:style-name="T1">Deus Determinou<text:tab/></text:span><text:tab/><text:span text:style-name="T2">Mara Lima</text:span><text:tab/><text:span text:style-name="T1">[ 22 ]</text:span></text:p>
      <text:p text:style-name="P3">Vai se abrir o céu, e a glória do Senhor vai descer</text:p>
      <text:p text:style-name="P3">E o impossível Deus vai fazer aqui</text:p>
      <text:p text:style-name="P3">Milagres, maravilhas e proezas</text:p>
      <text:p text:style-name="P3">Vai se abrir o céu, e a unção de Deus vai nos envolver</text:p>
      <text:p text:style-name="P3">Porque este lugar vai estremecer, de glória, de vitória e de poder</text:p>
      <text:p text:style-name="P3"/>
      <text:p text:style-name="P3">Hoje o altar já está queimando,</text:p>
      <text:p text:style-name="P3">Entre os obreiros vejo anjos caminhando</text:p>
      <text:p text:style-name="P3">E na mocidade tem brasas acesas, espalhando fogo por toda igreja</text:p>
      <text:p text:style-name="P3">O povo de Deus hoje tem resposta</text:p>
      <text:p text:style-name="P3">Suas orações foram ouvidas lá na glória</text:p>
      <text:p text:style-name="P3">O inferno inteiro já fechou as portas</text:p>
      <text:p text:style-name="P3">Deus determinou e quem crer vai receber</text:p>
      <text:p text:style-name="P3"/>
      <text:p text:style-name="P3">No meio do povo o varão de branco, está passando renovando</text:p>
      <text:p text:style-name="P3">Batizando libertando restaurando</text:p>
      <text:p text:style-name="P3">Seus olhos de fogo estão contemplando</text:p>
      <text:p text:style-name="P3">A doença, o problema, a angustia, a miséria</text:p>
      <text:p text:style-name="P3">Não vão resistir, Ele vai tocar ele vai agir</text:p>
      <text:p text:style-name="P3">Com certeza ninguém pode impedir</text:p>
      <text:p text:style-name="P3"/>
      <text:p text:style-name="P3">No meio do povo é o santo fogo, ouço línguas repartidas</text:p>
      <text:p text:style-name="P3">Labaredas do espírito de Deus, Anjos a subir outros a descer</text:p>
      <text:p text:style-name="P3">Entregando uma chave de vitória, para mim e pra você</text:p>
      <text:p text:style-name="P3">Hoje o próprio Deus ele está aqui, pra virar o cativeiro de uma vez</text:p>
      <text:p text:style-name="P3"/>
      <text:p text:style-name="P3">Receba em nome de Jesus esta glória</text:p>
      <text:p text:style-name="P3">Pois hoje você não vai embora</text:p>
      <text:p text:style-name="P3">Sem levar a tua benção, Receba em nome de Jesus o poder</text:p>
      <text:p text:style-name="P3">E Profetize para você, A vitória pra vencer</text:p>
      <text:p text:style-name="P3">Receba, receba, receba a vitória pra ven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0:50:08.655359494</dc:date>
    <meta:editing-cycles>12</meta:editing-cycles>
    <meta:editing-duration>PT21M37S</meta:editing-duration>
    <meta:generator>LibreOffice/5.1.4.2$Linux_X86_64 LibreOffice_project/10m0$Build-2</meta:generator>
    <meta:document-statistic meta:table-count="0" meta:image-count="0" meta:object-count="0" meta:page-count="1" meta:paragraph-count="56" meta:word-count="468" meta:character-count="2468" meta:non-whitespace-character-count="2054"/>
  </office:meta>
</office:document-meta>
</file>